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4c8d"/>
    </style:style>
    <style:style style:name="P2" style:family="paragraph" style:parent-style-name="Text_20_body">
      <style:text-properties officeooo:rsid="000e4c8d" officeooo:paragraph-rsid="000e4c8d"/>
    </style:style>
    <style:style style:name="P3" style:family="paragraph" style:parent-style-name="Text_20_body">
      <style:text-properties officeooo:paragraph-rsid="000f0692"/>
    </style:style>
    <style:style style:name="P4" style:family="paragraph" style:parent-style-name="Text_20_body">
      <style:text-properties officeooo:paragraph-rsid="001217f4"/>
    </style:style>
    <style:style style:name="P5" style:family="paragraph" style:parent-style-name="Text_20_body">
      <style:text-properties officeooo:paragraph-rsid="00167578"/>
    </style:style>
    <style:style style:name="T1" style:family="text">
      <style:text-properties officeooo:rsid="000e4c8d"/>
    </style:style>
    <style:style style:name="T2" style:family="text">
      <style:text-properties fo:font-weight="normal" officeooo:rsid="000e4c8d" style:font-weight-asian="normal" style:font-weight-complex="normal"/>
    </style:style>
    <style:style style:name="T3" style:family="text">
      <style:text-properties fo:font-weight="normal" officeooo:rsid="000f0692" style:font-weight-asian="normal" style:font-weight-complex="normal"/>
    </style:style>
    <style:style style:name="T4" style:family="text">
      <style:text-properties fo:font-weight="normal" officeooo:rsid="00120216" style:font-weight-asian="normal" style:font-weight-complex="normal"/>
    </style:style>
    <style:style style:name="T5" style:family="text">
      <style:text-properties fo:font-weight="normal" officeooo:rsid="00167578" style:font-weight-asian="normal" style:font-weight-complex="normal"/>
    </style:style>
    <style:style style:name="T6" style:family="text">
      <style:text-properties officeooo:rsid="000ffe44"/>
    </style:style>
    <style:style style:name="T7" style:family="text">
      <style:text-properties officeooo:rsid="00105892"/>
    </style:style>
    <style:style style:name="T8" style:family="text">
      <style:text-properties officeooo:rsid="001217f4"/>
    </style:style>
    <style:style style:name="T9" style:family="text">
      <style:text-properties officeooo:rsid="00136dfe"/>
    </style:style>
    <style:style style:name="T10" style:family="text">
      <style:text-properties officeooo:rsid="00167578"/>
    </style:style>
    <style:style style:name="T11" style:family="text">
      <style:text-properties officeooo:rsid="0017e7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atrice Federici </text:span><text:s/><text:span text:style-name="T1">phone number: +44 7933227501</text:span></text:p>
      <text:p text:style-name="P1"><text:s/>Email: <text:a xlink:type="simple" xlink:href="mailto:beatrice.federici123@gmail.com" text:style-name="Internet_20_link" text:visited-style-name="Visited_20_Internet_20_Link"><text:span text:style-name="T1">beatrice.federici123@gmail.com</text:span></text:a><text:span text:style-name="T1"> </text:span><text:s/><text:span text:style-name="T1">github: beatrix-droid</text:span></text:p>
      <text:p text:style-name="P2"><text:span text:style-name="T10">29</text:span>/0<text:span text:style-name="T10">6</text:span>/2022</text:p>
      <text:p text:style-name="Text_20_body">Dear <text:span text:style-name="T6">Hiring Manager</text:span>,</text:p>
      <text:p text:style-name="P4"><text:span text:style-name="T1">I am a recent graduate with an Msc </text:span><text:span text:style-name="T7">i</text:span><text:span text:style-name="T1">n </text:span><text:span text:style-name="T7">M</text:span><text:span text:style-name="T1">athematical </text:span><text:span text:style-name="T7">S</text:span><text:span text:style-name="T1">cience</text:span><text:span text:style-name="T7">s</text:span><text:span text:style-name="T1">, and also a graduate from Le Wagon’s London boot-camp </text:span><text:span text:style-name="T7">in data science</text:span><text:span text:style-name="T1">. </text:span>I am excited to bring my expertise in <text:span text:style-name="T7">p</text:span>ython <text:span text:style-name="T10">web </text:span><text:span text:style-name="T1">development and data science </text:span>to the <text:span text:style-name="T9">Junior/</text:span><text:span text:style-name="T11">Graduate</text:span><text:span text:style-name="T9"> Developer</text:span> position <text:span text:style-name="T10">at Accessplanit</text:span><text:span text:style-name="Strong_20_Emphasis">. </text:span></text:p>
      <text:p text:style-name="P3"><text:span text:style-name="Strong_20_Emphasis"><text:s/></text:span><text:span text:style-name="Strong_20_Emphasis"><text:span text:style-name="T2">I started learning python development over the pandemic when I was put on furlough from my previous job, and started exploring the language's use in machine learning when doing the boot-camp this year. <text:s/>Thus over the past few years I have become very confident using both web framework and technologies such as flask, FASTAPI html, css, jquery and bootstrap as well data science tools like tensorflow, scikit-learn, pandas and jupyter notebooks. </text:span></text:span></text:p>
      <text:p text:style-name="P3"><text:span text:style-name="Strong_20_Emphasis"><text:span text:style-name="T2">I have also built and deployed web applications (some of which can be view</text:span></text:span><text:span text:style-name="Strong_20_Emphasis"><text:span text:style-name="T4">e</text:span></text:span><text:span text:style-name="Strong_20_Emphasis"><text:span text:style-name="T2">d in my </text:span></text:span><text:a xlink:type="simple" xlink:href="https://beatrix-droid.github.io/" text:style-name="Internet_20_link" text:visited-style-name="Visited_20_Internet_20_Link"><text:span text:style-name="Strong_20_Emphasis"><text:span text:style-name="T3">portfolio</text:span></text:span></text:a><text:span text:style-name="Strong_20_Emphasis"><text:span text:style-name="T3">)</text:span></text:span><text:span text:style-name="Strong_20_Emphasis"><text:span text:style-name="T2"> , so am </text:span></text:span><text:span text:style-name="Strong_20_Emphasis"><text:span text:style-name="T4">comfortable using </text:span></text:span><text:span text:style-name="Strong_20_Emphasis"><text:span text:style-name="T2">heroku, gcp, and docker. </text:span></text:span><text:span text:style-name="Strong_20_Emphasis"><text:span text:style-name="T3"><text:s/></text:span></text:span><text:span text:style-name="Strong_20_Emphasis"><text:span text:style-name="T4">In addition I have</text:span></text:span><text:span text:style-name="Strong_20_Emphasis"><text:span text:style-name="T3"> some experience with the golang programming language, which I have recently started learning, and debian based linux distributions, seeing as I have been using Ubuntu as a daily driver for over a year.</text:span></text:span></text:p>
      <text:p text:style-name="P5"><text:span text:style-name="Strong_20_Emphasis"><text:span text:style-name="T5">As a linux user myself, I am passionate about giving back to the open source community, which is why I regularly try to contribute to open issues on github, and have partecipated in numerous Hacktoberfests, as it gave me the opportunity to work together in a team with people from all over the world towards a common cause.</text:span></text:span></text:p>
      <text:p text:style-name="Text_20_body">Please feel free to contact me anytime <text:span text:style-name="T10">with any questions. I would be happy to discuss and elaborate on my experience and qualifications.</text:span> Thank you for your time and consideration. I look forward to hearing from you soon.</text:p>
      <text:p text:style-name="Text_20_body">Sincerely,</text:p>
      <text:p text:style-name="P2">Beatrice Federici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6:25:50.503582552</meta:creation-date>
    <dc:date>2022-06-29T15:13:06.990729334</dc:date>
    <meta:editing-duration>PT55M3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91" meta:character-count="1790" meta:non-whitespace-character-count="1502"/>
  </office:meta>
</office:document-meta>
</file>